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A000001709BD493F91D8A775E.png" manifest:media-type="image/png"/>
  <manifest:file-entry manifest:full-path="Pictures/10000000000001C20000010ED5D777A346F5A0F5.jpg" manifest:media-type="image/jpeg"/>
  <manifest:file-entry manifest:full-path="Pictures/100002010000023B00000464A606F053F6966505.png" manifest:media-type="image/png"/>
  <manifest:file-entry manifest:full-path="Pictures/10000000000003100000039D5BD9B389956B47F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 Condensed Bold" svg:font-family="'Open Sans Condensed 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1.274cm" fo:min-width="6.612cm"/>
    </style:style>
    <style:style style:name="gr3" style:family="graphic" style:parent-style-name="objectwithoutfill">
      <style:graphic-properties svg:stroke-width="0.212cm" svg:stroke-color="#ff0000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212cm" svg:stroke-color="#47b823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47b823" draw:marker-start="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47b823" draw:marker-start="Arrow" draw:marker-start-width="0.618cm" draw:marker-end="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766cm" fo:min-width="4.072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Open Sans Condensed 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font-name="Open Sans Condensed 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328cm" svg:height="12.458cm" svg:x="1.546cm" svg:y="1.193cm">
          <draw:image xlink:href="Pictures/100002010000023B00000464A606F053F6966505.png" xlink:type="simple" xlink:show="embed" xlink:actuate="onLoad">
            <text:p/>
          </draw:image>
        </draw:frame>
        <draw:frame draw:style-name="gr1" draw:text-style-name="P1" draw:layer="layout" svg:width="9.953cm" svg:height="11.743cm" svg:x="16.356cm" svg:y="1.973cm">
          <draw:image xlink:href="Pictures/10000000000003100000039D5BD9B389956B47F5.jpg" xlink:type="simple" xlink:show="embed" xlink:actuate="onLoad">
            <text:p/>
          </draw:image>
        </draw:frame>
        <draw:custom-shape draw:style-name="gr2" draw:text-style-name="P2" draw:layer="layout" svg:width="7.112cm" svg:height="1.524cm" svg:x="1.116cm" svg:y="13.97cm">
          <text:p text:style-name="P1"><text:span text:style-name="T1">Сторонник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2cm" svg:height="1.524cm" svg:x="17.716cm" svg:y="13.97cm">
          <text:p text:style-name="P1"><text:span text:style-name="T1">Фонд или волонтёр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422cm" svg:height="5.053cm" svg:x="9.62cm" svg:y="0.535cm">
          <draw:image xlink:href="Pictures/10000000000001C20000010ED5D777A346F5A0F5.jpg" xlink:type="simple" xlink:show="embed" xlink:actuate="onLoad">
            <text:p/>
          </draw:image>
        </draw:frame>
        <draw:path draw:style-name="gr3" draw:text-style-name="P3" draw:layer="layout" svg:width="3.15cm" svg:height="0.002cm" draw:transform="skewX (-0.931482221789373) rotate (0.611214304048414) translate (8.844cm 7.112cm)" svg:viewBox="0 0 3151 3" svg:d="M0 0c1050 1 2101 2 3151 3">
          <text:p/>
        </draw:path>
        <draw:path draw:style-name="gr3" draw:text-style-name="P3" draw:layer="layout" svg:width="3.15cm" svg:height="0.002cm" draw:transform="skewX (0.931482221789373) rotate (2.53037834954138) translate (18.2253988910454cm 7.11315743148485cm)" svg:viewBox="0 0 3151 3" svg:d="M3151 0c-1050 1-2101 2-3151 3">
          <text:p/>
        </draw:path>
        <draw:line draw:style-name="gr4" draw:text-style-name="P3" draw:layer="layout" svg:x1="10.668cm" svg:y1="1.27cm" svg:x2="17.526cm" svg:y2="4.572cm">
          <text:p/>
        </draw:line>
        <draw:line draw:style-name="gr4" draw:text-style-name="P3" draw:layer="layout" svg:x1="10.668cm" svg:y1="4.572cm" svg:x2="17.526cm" svg:y2="1.27cm">
          <text:p/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6.328cm" svg:height="12.458cm" svg:x="1.546cm" svg:y="1.193cm">
          <draw:image xlink:href="Pictures/100002010000023B00000464A606F053F6966505.png" xlink:type="simple" xlink:show="embed" xlink:actuate="onLoad">
            <text:p/>
          </draw:image>
        </draw:frame>
        <draw:frame draw:style-name="gr1" draw:text-style-name="P1" draw:layer="layout" svg:width="9.953cm" svg:height="11.743cm" svg:x="16.356cm" svg:y="1.973cm">
          <draw:image xlink:href="Pictures/10000000000003100000039D5BD9B389956B47F5.jpg" xlink:type="simple" xlink:show="embed" xlink:actuate="onLoad">
            <text:p/>
          </draw:image>
        </draw:frame>
        <draw:custom-shape draw:style-name="gr2" draw:text-style-name="P2" draw:layer="layout" svg:width="7.112cm" svg:height="1.524cm" svg:x="1.116cm" svg:y="13.97cm">
          <text:p text:style-name="P1"><text:span text:style-name="T1">Сторонник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2cm" svg:height="1.524cm" svg:x="17.716cm" svg:y="13.97cm">
          <text:p text:style-name="P1"><text:span text:style-name="T1">Фонд или волонтёр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9.352cm" svg:y1="6.888cm" svg:x2="15.251cm" svg:y2="6.85cm" svg:d="M9352 6888l5899-38" svg:viewBox="0 0 5900 39">
          <text:p/>
        </draw:connector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6.328cm" svg:height="12.458cm" svg:x="1.546cm" svg:y="1.193cm">
          <draw:image xlink:href="Pictures/100002010000023B00000464A606F053F6966505.png" xlink:type="simple" xlink:show="embed" xlink:actuate="onLoad">
            <text:p/>
          </draw:image>
        </draw:frame>
        <draw:custom-shape draw:style-name="gr2" draw:text-style-name="P2" draw:layer="layout" svg:width="7.112cm" svg:height="1.524cm" svg:x="1.116cm" svg:y="13.97cm">
          <text:p text:style-name="P1"><text:span text:style-name="T1">Сторонник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2cm" svg:height="1.524cm" svg:x="18.288cm" svg:y="10.16cm">
          <text:p text:style-name="P1"><text:span text:style-name="T1">Фонд или волонтёр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9.352cm" svg:y1="4.988cm" svg:x2="15.251cm" svg:y2="4.95cm" svg:d="M9352 4988l5899-38" svg:viewBox="0 0 5900 39">
          <text:p/>
        </draw:connector>
        <draw:frame draw:style-name="gr1" draw:text-style-name="P1" draw:layer="layout" svg:width="10.319cm" svg:height="5.842cm" svg:x="16.605cm" svg:y="3.956cm">
          <draw:image xlink:href="Pictures/100002010000028A000001709BD493F91D8A775E.png" xlink:type="simple" xlink:show="embed" xlink:actuate="onLoad">
            <text:p/>
          </draw:image>
        </draw:frame>
        <draw:connector draw:style-name="gr8" draw:text-style-name="P3" draw:layer="layout" draw:type="line" svg:x1="9.353cm" svg:y1="4.088cm" svg:x2="15.252cm" svg:y2="4.05cm" svg:d="M9353 4088l5899-38" svg:viewBox="0 0 5900 39">
          <text:p/>
        </draw:connector>
        <draw:custom-shape draw:style-name="gr9" draw:text-style-name="P2" draw:layer="layout" svg:width="4.572cm" svg:height="1.016cm" svg:x="10.06cm" svg:y="2.648cm">
          <text:p text:style-name="P1"><text:span text:style-name="T1">Запрос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572cm" svg:height="1.016cm" svg:x="10.16cm" svg:y="5.348cm">
          <text:p text:style-name="P1"><text:span text:style-name="T1">Подстановка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9.352cm" svg:y1="9.788cm" svg:x2="15.251cm" svg:y2="9.75cm" svg:d="M9352 9788l5899-38" svg:viewBox="0 0 5900 39">
          <text:p/>
        </draw:connector>
        <draw:connector draw:style-name="gr8" draw:text-style-name="P3" draw:layer="layout" draw:type="line" svg:x1="9.353cm" svg:y1="8.888cm" svg:x2="15.252cm" svg:y2="8.85cm" svg:d="M9353 8888l5899-38" svg:viewBox="0 0 5900 39">
          <text:p/>
        </draw:connector>
        <draw:custom-shape draw:style-name="gr9" draw:text-style-name="P2" draw:layer="layout" svg:width="4.572cm" svg:height="1.016cm" svg:x="10.06cm" svg:y="7.448cm">
          <text:p text:style-name="P1"><text:span text:style-name="T1">Подтверждение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572cm" svg:height="1.016cm" svg:x="10.16cm" svg:y="10.148cm">
          <text:p text:style-name="P1"><text:span text:style-name="T1">SMS-код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 Condensed Bold" svg:font-family="'Open Sans Condensed 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5T18:33:49.413892653</meta:creation-date>
    <dc:date>2019-12-15T19:04:05.872367365</dc:date>
    <meta:editing-duration>PT19M44S</meta:editing-duration>
    <meta:editing-cycles>2</meta:editing-cycles>
    <meta:generator>LibreOffice/6.0.7.3$Linux_X86_64 LibreOffice_project/00m0$Build-3</meta:generator>
    <meta:document-statistic meta:object-count="53"/>
  </office:meta>
</office:document-meta>
</file>